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80e3" officeooo:paragraph-rsid="001c80e3"/>
    </style:style>
    <style:style style:name="P2" style:family="paragraph" style:parent-style-name="Standard">
      <style:text-properties officeooo:rsid="001c80e3" officeooo:paragraph-rsid="001dc809"/>
    </style:style>
    <style:style style:name="P3" style:family="paragraph" style:parent-style-name="Standard">
      <style:text-properties officeooo:rsid="001c80e3" officeooo:paragraph-rsid="001e6a16"/>
    </style:style>
    <style:style style:name="P4" style:family="paragraph" style:parent-style-name="Standard">
      <style:text-properties officeooo:rsid="001dc809" officeooo:paragraph-rsid="001dc809"/>
    </style:style>
    <style:style style:name="P5" style:family="paragraph" style:parent-style-name="Standard" style:list-style-name="L1">
      <style:text-properties officeooo:rsid="001dc809" officeooo:paragraph-rsid="001e6a16"/>
    </style:style>
    <style:style style:name="P6" style:family="paragraph" style:parent-style-name="Standard">
      <style:text-properties officeooo:rsid="001dc809" officeooo:paragraph-rsid="001e6a16"/>
    </style:style>
    <style:style style:name="P7" style:family="paragraph" style:parent-style-name="Standard">
      <style:text-properties officeooo:paragraph-rsid="001e6a16"/>
    </style:style>
    <style:style style:name="P8" style:family="paragraph" style:parent-style-name="Standard" style:list-style-name="L7">
      <style:text-properties officeooo:paragraph-rsid="001e6a16"/>
    </style:style>
    <style:style style:name="P9" style:family="paragraph" style:parent-style-name="Standard" style:list-style-name="L8">
      <style:text-properties officeooo:paragraph-rsid="001c80e3"/>
    </style:style>
    <style:style style:name="P10" style:family="paragraph" style:parent-style-name="Standard" style:list-style-name="L10">
      <style:text-properties officeooo:paragraph-rsid="001e6a16"/>
    </style:style>
    <style:style style:name="P11" style:family="paragraph" style:parent-style-name="Standard" style:list-style-name="L11">
      <style:text-properties officeooo:paragraph-rsid="001e6a16"/>
    </style:style>
    <style:style style:name="P12" style:family="paragraph" style:parent-style-name="Standard" style:list-style-name="L12">
      <style:text-properties officeooo:paragraph-rsid="001dc809"/>
    </style:style>
    <style:style style:name="P13" style:family="paragraph" style:parent-style-name="Standard" style:list-style-name="L13">
      <style:text-properties officeooo:paragraph-rsid="001f0979"/>
    </style:style>
    <style:style style:name="P14" style:family="paragraph" style:parent-style-name="Standard">
      <style:text-properties officeooo:rsid="001f0979" officeooo:paragraph-rsid="001f0979"/>
    </style:style>
    <style:style style:name="P15" style:family="paragraph" style:parent-style-name="Standard" style:list-style-name="List_20_1">
      <style:text-properties officeooo:rsid="001f0979" officeooo:paragraph-rsid="001f0979"/>
    </style:style>
    <style:style style:name="P16" style:family="paragraph" style:parent-style-name="Standard">
      <style:text-properties officeooo:rsid="0020373f" officeooo:paragraph-rsid="0020373f"/>
    </style:style>
    <style:style style:name="P17" style:family="paragraph" style:parent-style-name="Standard" style:list-style-name="L14">
      <style:text-properties officeooo:rsid="0020373f" officeooo:paragraph-rsid="0020373f"/>
    </style:style>
    <style:style style:name="P18" style:family="paragraph" style:parent-style-name="Standard">
      <style:text-properties officeooo:rsid="002107af" officeooo:paragraph-rsid="002107af"/>
    </style:style>
    <style:style style:name="P19" style:family="paragraph" style:parent-style-name="Standard">
      <style:text-properties officeooo:rsid="002107af" officeooo:paragraph-rsid="0021a85a"/>
    </style:style>
    <style:style style:name="P20" style:family="paragraph" style:parent-style-name="Standard">
      <style:text-properties officeooo:rsid="002385ee" officeooo:paragraph-rsid="002385ee"/>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0373f" officeooo:paragraph-rsid="0020373f"/>
    </style:style>
    <style:style style:name="T1" style:family="text">
      <style:text-properties officeooo:rsid="001c80e3"/>
    </style:style>
    <style:style style:name="T2" style:family="text">
      <style:text-properties officeooo:rsid="001dc809"/>
    </style:style>
    <style:style style:name="T3" style:family="text">
      <style:text-properties officeooo:rsid="001f0979"/>
    </style:style>
    <style:style style:name="T4" style:family="text">
      <style:text-properties officeooo:rsid="0020373f"/>
    </style:style>
    <style:style style:name="T5" style:family="text">
      <style:text-properties officeooo:rsid="0021a8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9"/><text:span text:style-name="T1">LINUX INTERNALS</text:span></text:p>
      <text:p text:style-name="Standard"/>
      <text:p text:style-name="P1">QUESTIONS:</text:p>
      <text:p text:style-name="P1"/>
      <text:p text:style-name="P1">1) <text:s text:c="3"/><text:span text:style-name="T2">A</text:span>rchitecture of linux</text:p>
      <text:p text:style-name="P1">2) <text:s text:c="3"/><text:span text:style-name="T2">L</text:span>inux subsystem structure</text:p>
      <text:p text:style-name="P1">3) <text:s text:c="3"/><text:span text:style-name="T2">W</text:span>hat is <text:span text:style-name="T4">OS</text:span> and kernel?</text:p>
      <text:p text:style-name="P1">4) <text:s text:c="3"/><text:span text:style-name="T2">T</text:span>ypes of kernel ? <text:span text:style-name="T2">D</text:span>iff btwn monolithic and microkernel?</text:p>
      <text:p text:style-name="P1">5) <text:s text:c="3"/>ioctl calls?(syntax yet to cover) <text:s/>init process?</text:p>
      <text:p text:style-name="P1">6) <text:s text:c="3"/><text:span text:style-name="T2">W</text:span>hat is system call ?and the services provided by the system call ?</text:p>
      <text:p text:style-name="P1">7) <text:s text:c="3"/><text:span text:style-name="T2">W</text:span>hat is a process and the state of the process?and types of process?</text:p>
      <text:p text:style-name="P1">8) <text:s text:c="3"/><text:span text:style-name="T2">D</text:span>iff btwn process and program?</text:p>
      <text:p text:style-name="P1">9) <text:s text:c="3"/><text:span text:style-name="T2">W</text:span>hat is scheduler and its type?</text:p>
      <text:p text:style-name="P1">10) <text:s/><text:span text:style-name="T2">W</text:span>hat is degree of multiprogramming?</text:p>
      <text:p text:style-name="P1">11) <text:s/><text:span text:style-name="T2">W</text:span>hat is a dispatcher?</text:p>
      <text:p text:style-name="P1">12) <text:s/><text:span text:style-name="T2">W</text:span>hat is <text:span text:style-name="T4">CPU </text:span>and <text:span text:style-name="T4">I/O </text:span>bound process?</text:p>
      <text:p text:style-name="P1">13) <text:s/><text:span text:style-name="T2">W</text:span>hat is critical section and race condition?</text:p>
      <text:p text:style-name="P1">14) <text:s text:c="2"/><text:span text:style-name="T2">P</text:span>rograms on system call </text:p>
      <text:p text:style-name="P1"><text:tab/>- fork () </text:p>
      <text:p text:style-name="P1"><text:tab/>- getpid()</text:p>
      <text:p text:style-name="P1"><text:tab/>- time()</text:p>
      <text:p text:style-name="P1">15) <text:s text:c="2"/>IPC mechanism - pipe,fifo,shared memory,signals,socket</text:p>
      <text:p text:style-name="P1">16) <text:s text:c="2"/><text:span text:style-name="T2">T</text:span>hreads</text:p>
      <text:p text:style-name="P1">17) <text:s text:c="2"/><text:span text:style-name="T2">P</text:span>rocess vs threads</text:p>
      <text:p text:style-name="P1">18) <text:s text:c="2"/><text:span text:style-name="T2">T</text:span>hread synchrnization?</text:p>
      <text:p text:style-name="P1">19) <text:s text:c="2"/><text:span text:style-name="T2">S</text:span>emaphore and locks?</text:p>
      <text:p text:style-name="P1">20) <text:s text:c="2"/><text:span text:style-name="T2">T</text:span>hread creation programs?</text:p>
      <text:p text:style-name="P1"><text:span text:style-name="T2">21) <text:s text:c="2"/>A</text:span>tomicity? <text:span text:style-name="T2">Priority Inversion?</text:span> </text:p>
      <text:p text:style-name="P16">22) <text:s text:c="2"/>Programs on Mutex and semaphore?</text:p>
      <text:p text:style-name="P16">23) <text:s text:c="2"/>process synchronization and thread synchron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text:soft-page-break/>SCHEDULER:</text:p>
      <text:p text:style-name="P16"/>
      <text:p text:style-name="P1">CRITICAL SECTION:</text:p>
      <text:p text:style-name="P1"/>
      <text:p text:style-name="P1">* <text:s text:c="2"/></text:p>
      <text:p text:style-name="P1"/>
      <text:p text:style-name="P7"><text:span text:style-name="T1">ATOMICITY:</text:span></text:p>
      <text:p text:style-name="P7"/>
      <text:list xml:id="list1576126543" text:style-name="L7">
        <text:list-item>
          <text:p text:style-name="P8"><text:span text:style-name="T1">One of the most importatnt aspects of CS is to ensure whichever process inside the critical section,has to complete it activities/task at one go.</text:span></text:p>
        </text:list-item>
        <text:list-item>
          <text:p text:style-name="P8"><text:span text:style-name="T1"><text:s/>It should not be done across multiple context switches </text:span></text:p>
        </text:list-item>
      </text:list>
      <text:p text:style-name="P1"/>
      <text:p text:style-name="P1">PRIORITY INVERSION:</text:p>
      <text:p text:style-name="P1"/>
      <text:list xml:id="list979360925" text:style-name="L8">
        <text:list-item>
          <text:p text:style-name="P9"><text:span text:style-name="T1">let us consider three processes with the priority as follows,</text:span></text:p>
        </text:list-item>
      </text:list>
      <text:p text:style-name="P1">p1 – lower priority</text:p>
      <text:p text:style-name="P1">p2 – higher priority</text:p>
      <text:p text:style-name="P3">p3 – medium priority</text:p>
      <text:list xml:id="list1772650352" text:style-name="L10">
        <text:list-item>
          <text:p text:style-name="P10"><text:span text:style-name="T1">Process p1 is in the critical section,now p2 is trying to enter into critical section,In terms of atomicity process p2 is pushed back to the blocking state.</text:span></text:p>
        </text:list-item>
        <text:list-item>
          <text:p text:style-name="P10"><text:span text:style-name="T1">In the next scenerio,if process p3 is coming ,after p1 the process p3 gets into CS (critical section) ,p2 is still in waiting,it results in change of priority algorithm.</text:span></text:p>
        </text:list-item>
        <text:list-item>
          <text:p text:style-name="P10"><text:span text:style-name="T1"><text:s/>This is priority inversion</text:span></text:p>
        </text:list-item>
      </text:list>
      <text:p text:style-name="P1"/>
      <text:p text:style-name="P2">S<text:span text:style-name="T2">OLUTION TO CRITICAL SECTION:</text:span></text:p>
      <text:p text:style-name="P2"/>
      <text:p text:style-name="P2">should have following three aspects</text:p>
      <text:p text:style-name="P1">into it:</text:p>
      <text:list xml:id="list797307275" text:style-name="L11">
        <text:list-item>
          <text:p text:style-name="P11"><text:span text:style-name="T1">Mutual Exclusion: If process P is executing in its critical section,then no other processes can be executing in their critical sections</text:span></text:p>
        </text:list-item>
        <text:list-item>
          <text:p text:style-name="P11"><text:span text:style-name="T1">Progress: If no process is executing in its critical section and there exist some processes that wish to enter their critical section, then the selection of the processes that will enter the critical section next cannot be postponed indefinitely</text:span></text:p>
        </text:list-item>
        <text:list-item>
          <text:p text:style-name="P11"><text:span text:style-name="T1"><text:s text:c="2"/>Bounded Waiting: A bound must exist on the number of times that other processes are allowed to enter their critical sections after a process has made a request to enter its critical section and before that request is granted</text:span></text:p>
        </text:list-item>
      </text:list>
      <text:p text:style-name="P1"/>
      <text:p text:style-name="P1">There are multiple algorithms (ex: Dekker’s algorithm) to implement solutions that is satisfying all three conditions. From a programmers point of view they are offered as multiple solutions as follows:</text:p>
      <text:p text:style-name="P1">– Locks / Mutex</text:p>
      <text:p text:style-name="P1">– Readers–writer locks</text:p>
      <text:p text:style-name="P1">– Recursive locks</text:p>
      <text:p text:style-name="P1">– Semaphores</text:p>
      <text:p text:style-name="P1">– Monitors</text:p>
      <text:p text:style-name="P1">– Message passing</text:p>
      <text:p text:style-name="P1">– Tuple space</text:p>
      <text:p text:style-name="P1"/>
      <text:p text:style-name="P1"/>
      <text:p text:style-name="P4">MUTEX: </text:p>
      <text:p text:style-name="P4"/>
      <text:list xml:id="list1230991084" text:style-name="L13">
        <text:list-item>
          <text:p text:style-name="P13"><text:span text:style-name="T3">Mutex is a locking mechanism.</text:span></text:p>
        </text:list-item>
        <text:list-item>
          <text:p text:style-name="P13"><text:soft-page-break/><text:span text:style-name="T3">You can think of a Mutex as a token that must be grabbed before execution can continue.</text:span></text:p>
        </text:list-item>
      </text:list>
      <text:list xml:id="list2472439026" text:style-name="L12">
        <text:list-item>
          <text:p text:style-name="P12"><text:span text:style-name="T2">During the time that a task holds the mutex, all other tasks waiting on the mutex sleep.</text:span></text:p>
        </text:list-item>
      </text:list>
      <text:list xml:id="list1019031470" text:style-name="L1">
        <text:list-item>
          <text:p text:style-name="P5">Once a task has finished using the shared resource, it releases the mutex.</text:p>
        </text:list-item>
        <text:list-item>
          <text:p text:style-name="P5">Another task can then wake up and grab the mutex.</text:p>
        </text:list-item>
        <text:list-item>
          <text:p text:style-name="P5">A process may attempt to get a Mutex by calling a lock method. If the Mutex was unlocked (means already available),it becomes locked (unavailable) and the function returns immediately.</text:p>
        </text:list-item>
        <text:list-item>
          <text:p text:style-name="P5">If the Mutex was locked by another process, the locking function blocks execution and returns only eventually when the Mutex is unlocked by the other process.</text:p>
        </text:list-item>
        <text:list-item>
          <text:p text:style-name="P5">More than one process may be blocked on a locked Mutex at one time.</text:p>
        </text:list-item>
        <text:list-item>
          <text:p text:style-name="P5">When the Mutex is unlocked, only one of the blocked process is unblocked and allowed to lock the Mutex. Other tasks stay blocked.</text:p>
        </text:list-item>
      </text:list>
      <text:p text:style-name="P6"/>
      <text:p text:style-name="P14">SEMAPHORE:</text:p>
      <text:p text:style-name="P14"/>
      <text:list xml:id="list268828745" text:style-name="List_20_1">
        <text:list-item>
          <text:p text:style-name="P15">Semaphore is a signalling mechanism.</text:p>
        </text:list-item>
        <text:list-item>
          <text:p text:style-name="P15">A semaphore is a counter that can be used to synchronize multiple processes. Typically semaphores are used where multiple units of a particular resources are available.</text:p>
        </text:list-item>
        <text:list-item>
          <text:p text:style-name="P15">Each semaphore has a counter value, which is a non-negative integer. It can take any value depending on number of resources available.</text:p>
        </text:list-item>
        <text:list-item>
          <text:p text:style-name="P15">The ‘lock’ and ‘unlock’ mechanism is implemented via ‘wait’ and ‘post’ functionality in semaphore. Where the wait will decrement the counter and post will increment the counter.</text:p>
        </text:list-item>
        <text:list-item>
          <text:p text:style-name="P15">When the counter value becomes zero that means the resources are no longer available hence remaining processes will get into blocked state.</text:p>
        </text:list-item>
      </text:list>
      <text:p text:style-name="P14"/>
      <text:p text:style-name="P14"/>
      <text:p text:style-name="P16">PROCESS SYNCHRONIZATION AND THREAD SYNCHRONIZATION </text:p>
      <text:p text:style-name="P16"/>
      <text:list xml:id="list1141114650" text:style-name="L14">
        <text:list-item>
          <text:p text:style-name="P17">In case of multiple threads a common resource can be a data segment / global variable which is a shared resource between multiple threads.</text:p>
        </text:list-item>
        <text:list-item>
          <text:p text:style-name="P17">In case of multiple processes a common resource can be a shared memory</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p>
      <text:p text:style-name="P16">LINUX INTERNALS PROGRAMS </text:p>
      <text:p text:style-name="P16">==================================</text:p>
      <text:p text:style-name="P16"/>
      <text:p text:style-name="P16">1)<text:tab/>time ()</text:p>
      <text:p text:style-name="P16"/>
      <text:p text:style-name="P16"/>
      <text:p text:style-name="P16">#include&lt;stdio.h&gt;</text:p>
      <text:p text:style-name="P16">#include&lt;time.h&gt;</text:p>
      <text:p text:style-name="P16">int main()</text:p>
      <text:p text:style-name="P16">{</text:p>
      <text:p text:style-name="P16"><text:s text:c="8"/>time_t seconds;</text:p>
      <text:p text:style-name="P16"><text:s text:c="8"/>seconds = time(NULL);</text:p>
      <text:p text:style-name="P16"><text:s text:c="8"/>//from epoch time 1990 in seconds </text:p>
      <text:p text:style-name="P16"><text:s text:c="8"/>printf("time in seconds= %ld\n",seconds);</text:p>
      <text:p text:style-name="P16"><text:s text:c="8"/>return 0;</text:p>
      <text:p text:style-name="P16">}</text:p>
      <text:p text:style-name="P16"/>
      <text:p text:style-name="P16">==========================================================</text:p>
      <text:p text:style-name="P16">2)<text:tab/>gettimeofday()</text:p>
      <text:p text:style-name="P16"/>
      <text:p text:style-name="P16">#include&lt;stdio.h&gt;</text:p>
      <text:p text:style-name="P16">#include&lt;sys/time.h&gt;</text:p>
      <text:p text:style-name="P16">int main()</text:p>
      <text:p text:style-name="P16">{</text:p>
      <text:p text:style-name="P16"><text:s text:c="8"/>struct timeval time;</text:p>
      <text:p text:style-name="P16"><text:s text:c="8"/>gettimeofday(&amp;time,NULL);</text:p>
      <text:p text:style-name="P16"><text:s text:c="8"/>printf("Time in seconds= %ld\n",time.tv_sec);</text:p>
      <text:p text:style-name="P16"><text:s text:c="8"/>printf("Time in micro seconds = %ld\n",time.tv_usec);</text:p>
      <text:p text:style-name="P16"><text:s text:c="8"/>return 0;</text:p>
      <text:p text:style-name="P16">}</text:p>
      <text:p text:style-name="P16"/>
      <text:p text:style-name="P16">================================================================</text:p>
      <text:p text:style-name="P16">3)<text:tab/>open()</text:p>
      <text:p text:style-name="P16"/>
      <text:p text:style-name="P16">#include&lt;stdio.h&gt;</text:p>
      <text:p text:style-name="P16">#include&lt;sys/types.h&gt;</text:p>
      <text:p text:style-name="P16">#include&lt;sys/stat.h&gt;</text:p>
      <text:p text:style-name="P16">#include&lt;fcntl.h&gt;</text:p>
      <text:p text:style-name="P16">#include&lt;unistd.h&gt;</text:p>
      <text:p text:style-name="P16">int main()</text:p>
      <text:p text:style-name="P16">{</text:p>
      <text:p text:style-name="P16">// <text:s text:c="5"/>open("/home/hp/kaviya",O_CREAT,S_IRUSR);</text:p>
      <text:p text:style-name="P16"><text:s text:c="8"/>write(0,"hi\n",3);</text:p>
      <text:p text:style-name="P16"><text:s text:c="8"/>return 0;</text:p>
      <text:p text:style-name="P16">}</text:p>
      <text:p text:style-name="P16">===================================================================</text:p>
      <text:p text:style-name="P16">4)<text:tab/>fork()</text:p>
      <text:p text:style-name="P16"/>
      <text:p text:style-name="P16">i)</text:p>
      <text:p text:style-name="P16">#include&lt;sys/types.h&gt;</text:p>
      <text:p text:style-name="P16"><text:soft-page-break/>#include&lt;unistd.h&gt;</text:p>
      <text:p text:style-name="P16">#include&lt;stdio.h&gt;</text:p>
      <text:p text:style-name="P16">int main()</text:p>
      <text:p text:style-name="P16">{</text:p>
      <text:p text:style-name="P16"><text:s text:c="4"/>pid_t pid;</text:p>
      <text:p text:style-name="P16"/>
      <text:p text:style-name="P16"><text:s text:c="4"/>// Create a child process using fork()</text:p>
      <text:p text:style-name="P16"><text:s text:c="4"/>pid = fork();</text:p>
      <text:p text:style-name="P16"/>
      <text:p text:style-name="P16"><text:s text:c="4"/>if(pid &gt; 0) // parent, pid -&gt; child pid</text:p>
      <text:p text:style-name="P16"><text:s text:c="4"/>{</text:p>
      <text:p text:style-name="P16"><text:s text:c="8"/>printf("I am parent\n");</text:p>
      <text:p text:style-name="P16"><text:s text:c="8"/>printf("Parent PID = %d\n", getpid()); // Executed by parent</text:p>
      <text:p text:style-name="P16"><text:s text:c="4"/>}</text:p>
      <text:p text:style-name="P16"><text:s text:c="4"/>else //child, fork returns 0</text:p>
      <text:p text:style-name="P16"><text:s text:c="4"/>{</text:p>
      <text:p text:style-name="P16"><text:s text:c="8"/>printf("I am child\n");</text:p>
      <text:p text:style-name="P16"><text:s text:c="8"/>printf("Child PID = %d\n", getpid()); // Executed by child</text:p>
      <text:p text:style-name="P16"><text:s text:c="4"/>}</text:p>
      <text:p text:style-name="P16"/>
      <text:p text:style-name="P16"><text:s text:c="4"/>return 0;</text:p>
      <text:p text:style-name="P16">}</text:p>
      <text:p text:style-name="P16"/>
      <text:p text:style-name="P16">ii) </text:p>
      <text:p text:style-name="P16"/>
      <text:p text:style-name="P16">#include&lt;sys/types.h&gt;</text:p>
      <text:p text:style-name="P16">#include&lt;unistd.h&gt;</text:p>
      <text:p text:style-name="P16">#include&lt;stdio.h&gt;</text:p>
      <text:p text:style-name="P16">int main()</text:p>
      <text:p text:style-name="P16">{</text:p>
      <text:p text:style-name="P16"><text:s text:c="8"/>pid_t pid;</text:p>
      <text:p text:style-name="P16"><text:s text:c="8"/>pid=fork();</text:p>
      <text:p text:style-name="P16"><text:s text:c="8"/>if(pid &gt; 0)</text:p>
      <text:p text:style-name="P16"><text:s text:c="8"/>{</text:p>
      <text:p text:style-name="P16"><text:s text:c="16"/>printf("Parent process with the pid = %d\n",getpid());</text:p>
      <text:p text:style-name="P16"><text:s text:c="8"/>}</text:p>
      <text:p text:style-name="P16"><text:s text:c="8"/>else if(pid == 0)</text:p>
      <text:p text:style-name="P16"><text:s text:c="8"/>{</text:p>
      <text:p text:style-name="P16"><text:s text:c="16"/>printf("child process with the pid = %d\n",getpid());</text:p>
      <text:p text:style-name="P16"><text:s text:c="8"/>}</text:p>
      <text:p text:style-name="P16"><text:s text:c="8"/>else</text:p>
      <text:p text:style-name="P16"><text:s text:c="8"/>{</text:p>
      <text:p text:style-name="P16"><text:s text:c="16"/>printf("failed to create process");</text:p>
      <text:p text:style-name="P16"><text:s text:c="8"/>}</text:p>
      <text:p text:style-name="P16"><text:s text:c="8"/>return 0;</text:p>
      <text:p text:style-name="P16">}</text:p>
      <text:p text:style-name="P16"/>
      <text:p text:style-name="P16"/>
      <text:p text:style-name="P16">====================================================================</text:p>
      <text:p text:style-name="P16">5)<text:tab/>pipe()</text:p>
      <text:p text:style-name="P16"/>
      <text:p text:style-name="P16">#include&lt;unistd.h&gt;</text:p>
      <text:p text:style-name="P16"><text:soft-page-break/>#include&lt;stdio.h&gt;</text:p>
      <text:p text:style-name="P16">int main()</text:p>
      <text:p text:style-name="P16">{</text:p>
      <text:p text:style-name="P16"><text:s text:c="4"/>int pfd[2],call,bytes;</text:p>
      <text:p text:style-name="P16"><text:s text:c="4"/>char *buff_w = "hello";</text:p>
      <text:p text:style-name="P16"><text:s text:c="4"/>char buff_r[10];</text:p>
      <text:p text:style-name="P16"><text:s text:c="4"/>call=pipe(pfd);</text:p>
      <text:p text:style-name="P16"><text:s text:c="4"/>if(call == 0)</text:p>
      <text:p text:style-name="P16"><text:s text:c="4"/>{ <text:s text:c="2"/></text:p>
      <text:p text:style-name="P16"><text:s text:c="12"/>printf("Pipe is created\n");</text:p>
      <text:p text:style-name="P16"><text:s text:c="4"/>} <text:s text:c="2"/></text:p>
      <text:p text:style-name="P16"><text:s text:c="4"/>write(pfd[1],buff_w,10);</text:p>
      <text:p text:style-name="P16"><text:s text:c="4"/>bytes=read(pfd[0],buff_r,10);</text:p>
      <text:p text:style-name="P16"><text:s text:c="4"/>printf("Read message=%s\n",buff_r);</text:p>
      <text:p text:style-name="P16"><text:s text:c="4"/>if(bytes != 0)</text:p>
      <text:p text:style-name="P16"><text:s text:c="4"/>{ <text:s text:c="2"/></text:p>
      <text:p text:style-name="P16"><text:s text:c="12"/>printf("Successfully read\n");</text:p>
      <text:p text:style-name="P16"><text:s text:c="4"/>} <text:s text:c="2"/></text:p>
      <text:p text:style-name="P16"><text:s text:c="4"/>return 0;</text:p>
      <text:p text:style-name="P16">}</text:p>
      <text:p text:style-name="P16">-------------------------------</text:p>
      <text:p text:style-name="P16">#include &lt;unistd.h&gt;</text:p>
      <text:p text:style-name="P16">#include&lt;stdio.h&gt;</text:p>
      <text:p text:style-name="P16">int main()</text:p>
      <text:p text:style-name="P16">{</text:p>
      <text:p text:style-name="P16"><text:s text:c="8"/>int pfd[2],call;</text:p>
      <text:p text:style-name="P16"><text:s text:c="8"/>char *buff ="Hi kaviya";</text:p>
      <text:p text:style-name="P16"><text:s text:c="8"/>char r_buff[20];</text:p>
      <text:p text:style-name="P16"><text:s text:c="8"/>call=pipe(pfd);</text:p>
      <text:p text:style-name="P16"><text:s text:c="8"/>if(call == 0)</text:p>
      <text:p text:style-name="P16"><text:s text:c="8"/>printf("Pipe created successfully\n");</text:p>
      <text:p text:style-name="P16"><text:s text:c="8"/>write(pfd[1],buff,15);</text:p>
      <text:p text:style-name="P16"><text:s text:c="8"/>printf("write to pipe is successfull ,the message = <text:s/>%s\n",buff);</text:p>
      <text:p text:style-name="P16"><text:s text:c="8"/>read(pfd[0],r_buff,20);</text:p>
      <text:p text:style-name="P16"><text:s text:c="8"/>printf("Read from the pipe is successfull , the message = %s\n",r_buff);</text:p>
      <text:p text:style-name="P16"><text:s text:c="8"/>return 0;</text:p>
      <text:p text:style-name="P16">} <text:s text:c="3"/></text:p>
      <text:p text:style-name="P16">----------------------------------------------</text:p>
      <text:p text:style-name="P16">Communication between two pipes(Created by fork system call)</text:p>
      <text:p text:style-name="P16">=&gt; parent want to get data from child</text:p>
      <text:p text:style-name="P16">=&gt; so close read end of child fd[0] and write end of parent fd[1] </text:p>
      <text:p text:style-name="P16"/>
      <text:p text:style-name="P16">#include&lt;stdio.h&gt;</text:p>
      <text:p text:style-name="P16">#include&lt;unistd.h&gt;</text:p>
      <text:p text:style-name="P16">#include&lt;fcntl.h&gt;</text:p>
      <text:p text:style-name="P16">#include&lt;string.h&gt;</text:p>
      <text:p text:style-name="P16">#include&lt;stdlib.h&gt;</text:p>
      <text:p text:style-name="P16">int main()</text:p>
      <text:p text:style-name="P16">{</text:p>
      <text:p text:style-name="P16"><text:s text:c="8"/>int pfd[2];</text:p>
      <text:p text:style-name="P16"><text:s text:c="8"/>pid_t call;</text:p>
      <text:p text:style-name="P16"><text:s text:c="8"/>char *buff_w="hello";</text:p>
      <text:p text:style-name="P16"><text:soft-page-break/><text:s text:c="8"/>char buff_r[20]; <text:s text:c="3"/></text:p>
      <text:p text:style-name="P16"><text:s text:c="8"/>//create a pipe</text:p>
      <text:p text:style-name="P16"><text:s text:c="8"/>pipe(pfd);</text:p>
      <text:p text:style-name="P16"><text:s text:c="8"/>//create a child process</text:p>
      <text:p text:style-name="P16"><text:s text:c="8"/>call = fork();</text:p>
      <text:p text:style-name="P16"><text:s text:c="8"/>if (call &lt; 0)</text:p>
      <text:p text:style-name="P16"><text:s text:c="8"/>{</text:p>
      <text:p text:style-name="P16"><text:s text:c="16"/>perror("fork\n");</text:p>
      <text:p text:style-name="P16"><text:s text:c="8"/>}</text:p>
      <text:p text:style-name="P16"><text:s text:c="9"/>if ( call == 0)</text:p>
      <text:p text:style-name="P16"><text:s text:c="8"/>{</text:p>
      <text:p text:style-name="P16"><text:s text:c="16"/>//communicate from child process to parent</text:p>
      <text:p text:style-name="P16"><text:s text:c="16"/>//close fd[0] of child</text:p>
      <text:p text:style-name="P16"><text:s text:c="16"/>close(pfd[0]);</text:p>
      <text:p text:style-name="P16"><text:s text:c="16"/>write(pfd[1],buff_w,strlen(buff_w)+1);</text:p>
      <text:p text:style-name="P16"><text:s text:c="16"/>exit(0);</text:p>
      <text:p text:style-name="P16"><text:s text:c="8"/>}</text:p>
      <text:p text:style-name="P16"><text:s text:c="8"/>else <text:s/></text:p>
      <text:p text:style-name="P16"><text:s text:c="8"/>{</text:p>
      <text:p text:style-name="P16"><text:s text:c="11"/>//close fd[1] of parent process</text:p>
      <text:p text:style-name="P16"><text:s text:c="11"/>//since it is a parent process</text:p>
      <text:p text:style-name="P16"><text:s text:c="11"/>close(pfd[1]);</text:p>
      <text:p text:style-name="P16"><text:s text:c="11"/>read(pfd[0],buff_r,sizeof(buff_r));</text:p>
      <text:p text:style-name="P16"><text:s text:c="11"/>printf("Received message=%s\n",buff_r);</text:p>
      <text:p text:style-name="P16"><text:s text:c="8"/>}</text:p>
      <text:p text:style-name="P16"><text:s text:c="14"/></text:p>
      <text:p text:style-name="P16"><text:s text:c="4"/>return 0;</text:p>
      <text:p text:style-name="P16">} <text:s text:c="109"/></text:p>
      <text:p text:style-name="P16"/>
      <text:p text:style-name="P16"><text:s text:c="4"/>==================================================================</text:p>
      <text:p text:style-name="P16">6)<text:tab/> FIFO(FIRST IN FIRST OUT)</text:p>
      <text:p text:style-name="P16"/>
      <text:p text:style-name="P16">#include&lt;sys/types.h&gt;</text:p>
      <text:p text:style-name="P16">#include&lt;sys/stat.h&gt;</text:p>
      <text:p text:style-name="P16">#include&lt;unistd.h&gt;</text:p>
      <text:p text:style-name="P16">#include&lt;fcntl.h&gt;</text:p>
      <text:p text:style-name="P16">#include&lt;stdio.h&gt;</text:p>
      <text:p text:style-name="P16">#include&lt;string.h&gt;</text:p>
      <text:p text:style-name="P16">//second way of creating fifo</text:p>
      <text:p text:style-name="P16">//created a fifo using mkfifo library functiaon</text:p>
      <text:p text:style-name="P16">//takes 2 <text:s/>arguments = path and file permission</text:p>
      <text:p text:style-name="P16"/>
      <text:p text:style-name="P16">int main()</text:p>
      <text:p text:style-name="P16">{</text:p>
      <text:p text:style-name="P16"><text:s text:c="8"/>int fd1,call,nbytes;</text:p>
      <text:p text:style-name="P16"><text:s text:c="8"/>char buff1_w[10];</text:p>
      <text:p text:style-name="P16"><text:s text:c="8"/>char buff1_r[10];</text:p>
      <text:p text:style-name="P16"><text:s text:c="8"/>char *path = "/tmp/fifo";</text:p>
      <text:p text:style-name="P16"><text:s text:c="8"/>//create fifo </text:p>
      <text:p text:style-name="P16"><text:s text:c="8"/>call = mkfifo(path,0666);</text:p>
      <text:p text:style-name="P16"><text:s text:c="8"/>if(call == 0)</text:p>
      <text:p text:style-name="P16"><text:s text:c="8"/>{</text:p>
      <text:p text:style-name="P16"><text:soft-page-break/><text:s text:c="16"/>printf("Fifo created successfully\n");</text:p>
      <text:p text:style-name="P16"><text:s text:c="8"/>}</text:p>
      <text:p text:style-name="P16"><text:s text:c="8"/>//for loop for getting data</text:p>
      <text:p text:style-name="P16"><text:s text:c="8"/>while(1)</text:p>
      <text:p text:style-name="P16"><text:s text:c="8"/>{</text:p>
      <text:p text:style-name="P16"><text:s text:c="16"/>//open the file in read only mode </text:p>
      <text:p text:style-name="P16"><text:s text:c="8"/>fd1 = open(path,O_RDONLY);</text:p>
      <text:p text:style-name="P16"><text:s text:c="8"/>//read from the buffer </text:p>
      <text:p text:style-name="P16"><text:s text:c="8"/>read(fd1,buff1_r,10);</text:p>
      <text:p text:style-name="P16"><text:s text:c="8"/>if(nbytes &gt; 0)</text:p>
      <text:p text:style-name="P16"><text:s text:c="8"/>{</text:p>
      <text:p text:style-name="P16"><text:s text:c="16"/>printf("read <text:s/>from <text:s/>fifo1 is succesfull\n");</text:p>
      <text:p text:style-name="P16"><text:s text:c="8"/>}</text:p>
      <text:p text:style-name="P16"><text:s text:c="8"/>//display the message</text:p>
      <text:p text:style-name="P16"><text:s text:c="8"/>printf("The message received from fifo: %s",buff1_r);</text:p>
      <text:p text:style-name="P16"/>
      <text:p text:style-name="P16">===================================================================</text:p>
      <text:p text:style-name="P16">7)<text:tab/>Shared Memory</text:p>
      <text:p text:style-name="P16"/>
      <text:p text:style-name="P16">#include&lt;sys/ipc.h&gt;</text:p>
      <text:p text:style-name="P16">#include&lt;sys/shm.h&gt;</text:p>
      <text:p text:style-name="P16">#include&lt;stdio.h&gt;</text:p>
      <text:p text:style-name="P16">#include&lt;fcntl.h&gt;</text:p>
      <text:p text:style-name="P16"/>
      <text:p text:style-name="P16">//IPC through shared memory , steps = create,attach,read/write,detach,remove</text:p>
      <text:p text:style-name="P16">//ftok call to create a key</text:p>
      <text:p text:style-name="P16">//use shmget,shmat,shmdt to write to the memory</text:p>
      <text:p text:style-name="P16"/>
      <text:p text:style-name="P16"/>
      <text:p text:style-name="P16">int main()</text:p>
      <text:p text:style-name="P16">{</text:p>
      <text:p text:style-name="P16"><text:s text:c="8"/>int shmid;</text:p>
      <text:p text:style-name="P16"><text:s text:c="8"/>char buff_w[20];</text:p>
      <text:p text:style-name="P16"><text:s text:c="8"/>char buff_r[20];</text:p>
      <text:p text:style-name="P16"><text:s text:c="8"/>key_t key;</text:p>
      <text:p text:style-name="P16"><text:s text:c="8"/>char *call;</text:p>
      <text:p text:style-name="P16"><text:s text:c="8"/>//generate the key</text:p>
      <text:p text:style-name="P16"><text:s text:c="8"/>key=ftok("share",45);</text:p>
      <text:p text:style-name="P16"><text:s text:c="8"/>//create the memory</text:p>
      <text:p text:style-name="P16"><text:s text:c="8"/>shmid = shmget(key,1024,IPC_CREAT|0666);</text:p>
      <text:p text:style-name="P16"><text:s text:c="8"/>//attach </text:p>
      <text:p text:style-name="P16"><text:s text:c="8"/>call = shmat(shmid,(void *)0,0);</text:p>
      <text:p text:style-name="P16"><text:s text:c="8"/>//read / write</text:p>
      <text:p text:style-name="P16"><text:s text:c="8"/>//write data</text:p>
      <text:p text:style-name="P16"><text:s text:c="8"/>printf("Enter the message to send: ");</text:p>
      <text:p text:style-name="P16"><text:s text:c="8"/>//get data from the user</text:p>
      <text:p text:style-name="P16"><text:s text:c="8"/>fgets(buff_w,20,stdin);</text:p>
      <text:p text:style-name="P16"><text:s text:c="8"/>printf("The sent data : %s\n",buff_w);</text:p>
      <text:p text:style-name="P16"><text:s text:c="8"/>//detach the memory</text:p>
      <text:p text:style-name="P16"><text:s text:c="8"/>shmdt(call);</text:p>
      <text:p text:style-name="P16"><text:s text:c="8"/>return 0;</text:p>
      <text:p text:style-name="P16">}</text:p>
      <text:p text:style-name="P21"><text:soft-page-break/></text:p>
      <text:p text:style-name="P16">#include&lt;sys/ipc.h&gt;</text:p>
      <text:p text:style-name="P16">#include&lt;fcntl.h&gt;</text:p>
      <text:p text:style-name="P16">#include&lt;stdio.h&gt;</text:p>
      <text:p text:style-name="P16">#include&lt;sys/shm.h&gt;</text:p>
      <text:p text:style-name="P16">// shared memory server kind program read</text:p>
      <text:p text:style-name="P16">// use ftok,shmget,shmat,shmdt and shmctl </text:p>
      <text:p text:style-name="P16">// note:</text:p>
      <text:p text:style-name="P16">// <text:s text:c="4"/>the remove is neccesary on the server/read from memory program </text:p>
      <text:p text:style-name="P16">//</text:p>
      <text:p text:style-name="P16">int main()</text:p>
      <text:p text:style-name="P16">{</text:p>
      <text:p text:style-name="P16"><text:s text:c="8"/>int shmid;</text:p>
      <text:p text:style-name="P16"><text:s text:c="8"/>key_t key;</text:p>
      <text:p text:style-name="P16"><text:s text:c="8"/>char*call;</text:p>
      <text:p text:style-name="P16"><text:s text:c="8"/>char buff1_w[20];</text:p>
      <text:p text:style-name="P16"><text:s text:c="8"/>char buff1_r[20];</text:p>
      <text:p text:style-name="P16"><text:s text:c="8"/>//key creation <text:s/></text:p>
      <text:p text:style-name="P16"><text:s text:c="8"/>key=ftok("share",45);</text:p>
      <text:p text:style-name="P16"><text:s text:c="8"/>//create the shared memory</text:p>
      <text:p text:style-name="P16"><text:s text:c="8"/>shmid = shmget(key,20,O_CREAT|0666);</text:p>
      <text:p text:style-name="P16"><text:s text:c="8"/>//attach the shared memory</text:p>
      <text:p text:style-name="P16"><text:s text:c="8"/>call = shmat(shmid,(void *)0,0);</text:p>
      <text:p text:style-name="P16"><text:s text:c="8"/>//read </text:p>
      <text:p text:style-name="P16"><text:s text:c="8"/>printf("Enter the message to respond: ");</text:p>
      <text:p text:style-name="P16"><text:s text:c="8"/>fgets(buff1_r,20,stdin);</text:p>
      <text:p text:style-name="P16"><text:s text:c="8"/>printf("The responded message:%s\n",buff1_r);</text:p>
      <text:p text:style-name="P16"><text:s text:c="8"/>//detach from the memory</text:p>
      <text:p text:style-name="P16"><text:s text:c="8"/>shmdt(call);</text:p>
      <text:p text:style-name="P16"><text:s text:c="8"/>//destroy the memory </text:p>
      <text:p text:style-name="P16"><text:s text:c="8"/>shmctl(shmid,IPC_RMID,0);</text:p>
      <text:p text:style-name="P16"><text:s text:c="8"/>return 0;</text:p>
      <text:p text:style-name="P16">}</text:p>
      <text:p text:style-name="P18">======================================================================</text:p>
      <text:p text:style-name="P16"/>
      <text:p text:style-name="P16">8) <text:tab/>Threads</text:p>
      <text:p text:style-name="P16">#include&lt;stdio.h&gt;</text:p>
      <text:p text:style-name="P16">#include&lt;pthread.h&gt;</text:p>
      <text:p text:style-name="P16"/>
      <text:p text:style-name="P16">void *pthread_function(void *arg )</text:p>
      <text:p text:style-name="P16">{</text:p>
      <text:p text:style-name="P16"><text:s text:c="3"/>int a=5,b=5,sum;</text:p>
      <text:p text:style-name="P16"><text:s text:c="3"/>sum=a+b;</text:p>
      <text:p text:style-name="P16"><text:s text:c="3"/>printf("sum = %d\n",sum);</text:p>
      <text:p text:style-name="P16"><text:s text:c="2"/></text:p>
      <text:p text:style-name="P16">}</text:p>
      <text:p text:style-name="P16"/>
      <text:p text:style-name="P16">int main ()</text:p>
      <text:p text:style-name="P16">{</text:p>
      <text:p text:style-name="P16"><text:s text:c="9"/>pthread_t thread_id;</text:p>
      <text:p text:style-name="P16"><text:s text:c="9"/>printf("Hi\n");</text:p>
      <text:p text:style-name="P16"><text:s text:c="9"/>pthread_create(&amp;thread_id,NULL,pthread_function,NULL);</text:p>
      <text:p text:style-name="P16"><text:soft-page-break/><text:s text:c="9"/>pthread_join(thread_id,NULL);</text:p>
      <text:p text:style-name="P16"><text:s text:c="9"/>printf("Thread created\n");</text:p>
      <text:p text:style-name="P16"><text:s text:c="9"/>return 0;</text:p>
      <text:p text:style-name="P16">}</text:p>
      <text:p text:style-name="P16">-----------------------------------------</text:p>
      <text:p text:style-name="P16">/* program on threads</text:p>
      <text:p text:style-name="P16"><text:s/>* used pthread_create,pthread_join,pthread_exit</text:p>
      <text:p text:style-name="P16"><text:s/>* after pthread_exit ,if you print something it wont display */</text:p>
      <text:p text:style-name="P16"/>
      <text:p text:style-name="P16">#include&lt;stdio.h&gt;</text:p>
      <text:p text:style-name="P16">#include&lt;pthread.h&gt;</text:p>
      <text:p text:style-name="P16">void *thread (void * arg)</text:p>
      <text:p text:style-name="P16">{</text:p>
      <text:p text:style-name="P16"><text:s text:c="8"/>int i;</text:p>
      <text:p text:style-name="P16"><text:s text:c="8"/>pthread_t call;</text:p>
      <text:p text:style-name="P16"><text:s text:c="8"/>static int s=0;</text:p>
      <text:p text:style-name="P16"><text:s text:c="8"/>call = pthread_self();</text:p>
      <text:p text:style-name="P16"><text:s text:c="8"/>printf("Thread ID = %ld\n",call);</text:p>
      <text:p text:style-name="P16"><text:s text:c="8"/>for(i=0;i&lt;3;i++)</text:p>
      <text:p text:style-name="P16"><text:s text:c="8"/>{</text:p>
      <text:p text:style-name="P16"><text:s text:c="8"/>printf("s=%d\n",s);</text:p>
      <text:p text:style-name="P16"><text:s text:c="8"/>s++;</text:p>
      <text:p text:style-name="P16"><text:s text:c="8"/>}</text:p>
      <text:p text:style-name="P16">}</text:p>
      <text:p text:style-name="P16"/>
      <text:p text:style-name="P16">int main()</text:p>
      <text:p text:style-name="P16">{</text:p>
      <text:p text:style-name="P16"><text:s text:c="8"/>pthread_t thread_id,call;</text:p>
      <text:p text:style-name="P16"><text:s text:c="8"/>pthread_create(&amp;thread_id,NULL,thread,NULL);</text:p>
      <text:p text:style-name="P16"><text:s text:c="8"/>printf("Hello\n");</text:p>
      <text:p text:style-name="P16"><text:s text:c="8"/>call = pthread_self();</text:p>
      <text:p text:style-name="P16"><text:s text:c="8"/>printf("Thread ID = %ld\n",call);</text:p>
      <text:p text:style-name="P16"><text:s text:c="8"/>pthread_join(thread_id,NULL);</text:p>
      <text:p text:style-name="P16"><text:s text:c="8"/>printf("Bye!!!!\n");</text:p>
      <text:p text:style-name="P16"><text:s text:c="8"/>pthread_exit(NULL);</text:p>
      <text:p text:style-name="P16"><text:s text:c="8"/>//this line won't print </text:p>
      <text:p text:style-name="P16"><text:s text:c="8"/>printf("Thread exited\n");</text:p>
      <text:p text:style-name="P16"><text:s text:c="8"/>return 0;</text:p>
      <text:p text:style-name="P16">}</text:p>
      <text:p text:style-name="P18">=====================================</text:p>
      <text:p text:style-name="P19"><text:span text:style-name="T5">9) <text:s/></text:span>NETWORK (SOCKET )</text:p>
      <text:p text:style-name="P18"/>
      <text:p text:style-name="P18"/>
      <text:p text:style-name="P18"/>
      <text:p text:style-name="P16"><text:tab/></text:p>
      <text:p text:style-name="P16"/>
      <text:p text:style-name="P20">10) signa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7T15:19:20.582814517</meta:creation-date>
    <dc:date>2022-10-07T16:19:10.179826941</dc:date>
    <meta:editing-duration>PT19M26S</meta:editing-duration>
    <meta:editing-cycles>5</meta:editing-cycles>
    <meta:generator>LibreOffice/6.0.7.3$Linux_X86_64 LibreOffice_project/00m0$Build-3</meta:generator>
    <meta:document-statistic meta:table-count="0" meta:image-count="0" meta:object-count="0" meta:page-count="10" meta:paragraph-count="398" meta:word-count="1508" meta:character-count="12590" meta:non-whitespace-character-count="9648"/>
  </office:meta>
</office:document-meta>
</file>